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1.6667in"/>
    </style:style>
    <style:style style:name="rststyle-rststyle-table-1.B" style:family="table-column">
      <style:table-column-properties style:column-width="3.3333in"/>
    </style:style>
    <style:style style:name="rststyle-rststyle-table-1.C" style:family="table-column">
      <style:table-column-properties style:column-width="3.3333in"/>
    </style:style>
    <style:style style:name="P1003" style:master-page-name="rststyle-pagedefault" style:family="paragraph" style:parent-style-name="rststyle-title"/>
  </office:automatic-styles>
  <office:body>
    <office:text>
      <text:p text:style-name="P1003">C Dersi</text:p>
      <text:p text:style-name="rststyle-textbody">Bu derste C programlama dersi anlatılacaktır.
Bu dersin düzgünce anlaşılabilmesi için temel düzey gnu/linux bilmeniz gerekmektedir.</text:p>
      <text:section text:name="Section1" text:style-name="Sect1">
        <text:h text:outline-level="1" text:style-name="rststyle-heading1">Derleme işlemi</text:h>
        <text:p text:style-name="rststyle-textbody"><text:span text:style-name="rststyle-strong">C</text:span> derlemeli bir programlama dilidir.
Yani yazılan kodun derleneek bilgisayarın anlayacağı hale getirilmesi gerekmektedir.
Derleme işlemini <text:span text:style-name="rststyle-strong">gcc</text:span> veya <text:span text:style-name="rststyle-strong">clang</text:span> kullanarak yapabiliriz.</text:p>
        <ns0:p ns0:style-name="rststyle-codeblock"># koddan .o dosyası üretelim<ns0:line-break/>$ gcc -c main.c<ns0:line-break/># .o dosyasından derlenmiş dosya üretelim.<ns0:line-break/>$ gcc -o main main.o<ns0:line-break/># kodu çalıştıralım<ns0:line-break/>$ ./main<ns0:line-break/>-&gt; Hello World</ns0:p>
        <text:span text:style-name="rststyle-comment">
          <text:span text:style-name="rststyle-single"># koddan .o dosyası üretelim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.o dosyasından derlenmiş dosya üretelim.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kodu çalıştıralım
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p text:style-name="rststyle-textbody">Yukarıdaki örnekte öncelikle <text:span text:style-name="rststyle-strong">.o</text:span> uzantılı object dosyamızı ürettik.
Bu dosya kodun derlenmiş fakat henüz kullanıma hazır hale getirilmemiş halidir.
Bu sebeple <text:span text:style-name="rststyle-strong">.o</text:span> dosyalarını linkleme işleminden geçirerek son halini almasını sağlamalıyız.</text:p>
        <text:p text:style-name="rststyle-textbody"><text:span text:style-name="rststyle-strong">Not:</text:span> derleyicimiz <text:span text:style-name="rststyle-strong">.o</text:span> üretmeden de doğrudan derleme yapabilir.</text:p>
        <ns0:p ns0:style-name="rststyle-codeblock">$ gcc -o main main.c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Açıklama satırı</text:h>
        <text:p text:style-name="rststyle-textbody">C kodlarında 3 farklı yolla girintileme yapılabilir.</text:p>
        <text:list text:style-name="rststyle-enumlist-arabic">
          <text:list-item>
            <text:p text:style-name="rststyle-enumitem"><text:span text:style-name="rststyle-strong">//</text:span> kullanarak satırın geri kalanını açıklama satırı yapabiliriz.</text:p>
          </text:list-item>
        </text:list>
        <ns0:p ns0:style-name="rststyle-codeblock">// bu bir açıklama satırıdır.</ns0:p>
        <text:span text:style-name="rststyle-comment">
          <text:span text:style-name="rststyle-single">// bu bir açıklama satırıdır.</text:span>
        </text:span>
        <text:list text:style-name="rststyle-enumlist-arabic">
          <text:list-item>
            <text:p text:style-name="rststyle-enumitem"><text:span text:style-name="rststyle-strong">/*</text:span> ile başlayıp <text:span text:style-name="rststyle-strong">*/</text:span> ile biten alanlar açıklamadır.</text:p>
          </text:list-item>
        </text:list>
        <ns0:p ns0:style-name="rststyle-codeblock">/* Bu<ns0:line-break/><ns0:s ns0:c="3"/>bir<ns0:line-break/><ns0:s ns0:c="3"/>açıklama<ns0:line-break/><ns0:s ns0:c="3"/>satırıdır */</ns0:p>
        <text:span text:style-name="rststyle-comment">
          <text:span text:style-name="rststyle-multiline">/* Bu
   bir
   açıklama
   satırıdır */</text:span>
        </text:span>
        <text:list text:style-name="rststyle-enumlist-arabic">
          <text:list-item>
            <text:p text:style-name="rststyle-enumitem"><text:span text:style-name="rststyle-strong">#if 0</text:span> ile başlayan satırdan <text:span text:style-name="rststyle-strong">#endif</text:span> satırına kadar olan kısım açıklama satırıdır.</text:p>
          </text:list-item>
        </text:list>
        <ns0:p ns0:style-name="rststyle-codeblock">#if 0<ns0:line-break/>bu bir<ns0:line-break/>açıklama<ns0:line-break/>satırıdır<ns0:line-break/>#endif</ns0:p>
        <text:span text:style-name="rststyle-comment">
          <text:span text:style-name="rststyle-preproc">#if 0</text:span>
        </text:span>
        <text:span text:style-name="rststyle-comment">
bu bir
açıklama
satırıdır
</text:span>
        <text:span text:style-name="rststyle-comment">
          <text:span text:style-name="rststyle-preproc">#endif</text:span>
        </text:span>
      </text:section>
      <text:section text:name="Section3" text:style-name="Sect1">
        <text:h text:outline-level="1" text:style-name="rststyle-heading1">Girintileme</text:h>
        <text:p text:style-name="rststyle-textbody">C programlama dilinde blocklar <text:span text:style-name="rststyle-strong">{}</text:span> karakterleri ile belirtilir.
Kodun okunalı olması için girintilenmesi gereklidir fakat şart değildir.
Girintileme için 4 boşluk veya 1 tab kullanabilirsiniz.</text:p>
        <text:p text:style-name="rststyle-textbody">Bir block aşağdaki gibi bir yapıya sahiptir.</text:p>
        <ns0:p ns0:style-name="rststyle-codeblock">aaaa (bbbb) {<ns0:line-break/><ns0:s ns0:c="8"/>cccc;<ns0:line-break/><ns0:s ns0:c="2"/>ddd;<ns0:line-break/>}</ns0:p>
        <text:span text:style-name="rststyle-name">aaaa</text:span>
        <text:span text:style-name="rststyle-whitespace"> </text:span>
        <text:span text:style-name="rststyle-punctuation">(</text:span>
        <text:span text:style-name="rststyle-name">bbbb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cccc</text:span>
        <text:span text:style-name="rststyle-punctuation">;</text:span>
        <text:span text:style-name="rststyle-whitespace">
  </text:span>
        <text:span text:style-name="rststyle-name">ddd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<text:span text:style-name="rststyle-strong">Not:</text:span> Her satırın sonunda ; işareti bulunmalıdır.</text:p>
      </text:section>
      <text:section text:name="Section4" text:style-name="Sect1">
        <text:h text:outline-level="1" text:style-name="rststyle-heading1">İlk program</text:h>
        <text:p text:style-name="rststyle-textbody">C programları çalıştırıldığında <text:span text:style-name="rststyle-strong">main</text:span> fonsiyonu çalıştırılır.
Aşağıda örnek main fonksiyonu bulunmaktadır.</text:p>
        <ns0:p ns0:style-name="rststyle-codeblock">int main(int argc, char** argv) {<ns0:line-break/><ns0:s ns0:c="4"/>return 0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t main</text:span> kısmında  int döndürülecek derer türü main adıdır.</text:p>
          </text:list-item>
          <text:list-item>
            <text:p text:style-name="rststyle-bulletitem"><text:span text:style-name="rststyle-strong">int argc</text:span> parametre sayısını belirtir.</text:p>
          </text:list-item>
          <text:list-item>
            <text:p text:style-name="rststyle-bulletitem"><text:span text:style-name="rststyle-strong">char **argv</text:span> parametre listesini belirtir.</text:p>
          </text:list-item>
          <text:list-item>
            <text:p text:style-name="rststyle-bulletitem"><text:span text:style-name="rststyle-strong">return 0</text:span> komutu 0 ile çıkış yapar.</text:p>
          </text:list-item>
        </text:list>
      </text:section>
      <text:section text:name="Section5" text:style-name="Sect1">
        <text:h text:outline-level="1" text:style-name="rststyle-heading1">Ekrana yazı yazma</text:h>
        <text:p text:style-name="rststyle-textbody">Öncelikle <text:span text:style-name="rststyle-strong">stdio.h</text:span> kütüphanesine ihtiyacimiz olduğu için onu eklemeliyiz.
Ardından <text:span text:style-name="rststyle-strong">printf</text:span> fonksiyonu ile ekrana yazı yazabiliriz.</text:p>
        <text:p text:style-name="rststyle-textbody"><text:span text:style-name="rststyle-strong">printf</text:span> fonksiyonunun 1. parametresi yazdirma şablonunu diğerleri ise yazdırılacak verileri belirtir.</text:p>
        <ns0:p ns0:style-name="rststyle-codeblock">#include &lt;stdio.h&gt;<ns0:line-break/><ns0:line-break/>int main(int argc, char** argv) {<ns0:line-break/><ns0:s ns0:c="4"/>printf("%s\n", "Merhaba Dünya!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Merhaba Dünya!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clude</text:span> ile belirttiğimiz dosyalar sistemde <text:span text:style-name="rststyle-strong">/usr/include</text:span> içerisinde bulunur.</text:p>
          </text:list-item>
          <text:list-item>
            <text:p text:style-name="rststyle-bulletitem"><text:span text:style-name="rststyle-strong">printf</text:span> fonksiyonundaki <text:span text:style-name="rststyle-strong">%s</text:span> yazılar için, <text:span text:style-name="rststyle-strong">%c</text:span> karakterler için, <text:span text:style-name="rststyle-strong">%d</text:span> sayılar için kullanılır.</text:p>
          </text:list-item>
        </text:list>
      </text:section>
      <text:section text:name="Section6" text:style-name="Sect1">
        <text:h text:outline-level="1" text:style-name="rststyle-heading1">Değişkenler</text:h>
        <text:p text:style-name="rststyle-textbody">C dilinde değişkenler aşağıdaki gibi tanımlanır.</text:p>
        <ns0:p ns0:style-name="rststyle-codeblock">...<ns0:line-break/>int sayi = 12;<ns0:line-break/>char* yazi = "test";<ns0:line-break/>char karakter = 'c';<ns0:line-break/>float sayi2 = 12.42;<ns0:line-break/>...</ns0:p>
        <text:span text:style-name="rststyle-punctuation">...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test"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whitespace"> </text:span>
        <text:span text:style-name="rststyle-name">karakter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char">'c'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float</text:span>
        </text:span>
        <text:span text:style-name="rststyle-whitespace"> </text:span>
        <text:span text:style-name="rststyle-name">sayi2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float">12.42</text:span>
          </text:span>
        </text:span>
        <text:span text:style-name="rststyle-punctuation">;</text:span>
        <text:span text:style-name="rststyle-whitespace">
</text:span>
        <text:span text:style-name="rststyle-punctuation">...</text:span>
        <text:p text:style-name="rststyle-textbody">Bununla birlikte <text:span text:style-name="rststyle-strong">#define</text:span> kullanarak derlemeden önce koddaki alanların karşiliği ile değiştirlmasini sağlayabilirsiniz.
Bu şekilde tanımlanan değerler derlemeden önce yerine yazıldığı için değişken olarak işlem görmezler.
.. code-block:: C</text:p>
        <text:p text:style-name="rststyle-blockquote">#define sayi 12
...
printf("%dn",sayi);
...</text:p>
      </text:section>
      <text:section text:name="Section7" text:style-name="Sect1">
        <text:h text:outline-level="1" text:style-name="rststyle-heading1">Diziler</text:h>
        <text:p text:style-name="rststyle-textbody">Diziler iki şekilde tanımlanabilir.</text:p>
        <text:p text:style-name="rststyle-textbody">1. Pointer kullanarak tanımlanabilir. Bu konunun detaylarına ilerleyen kısımda değinilecektir.
Bu şekilde tanımlanan dizilerde başta uzunluk belirtilmek zorunda değildir.</text:p>
        <ns0:p ns0:style-name="rststyle-codeblock">int *dizi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list text:style-name="rststyle-enumlist-arabic">
          <text:list-item>
            <text:p text:style-name="rststyle-enumitem">Uzunluk belirterek tanımlanabilir. Bu şekilde tanımlanan dizilerin uzunluğu sabittir.</text:p>
          </text:list-item>
        </text:list>
        <ns0:p ns0:style-name="rststyle-codeblock">int dizi[3]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p text:style-name="rststyle-textbody">C dilinde string kavramı bulunmaz. Onun yerine karakter dizileri kullanılır.</text:p>
        <ns0:p ns0:style-name="rststyle-codeblock">char *txt = "deneme123";</ns0:p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txt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deneme123"</text:span>
        </text:span>
        <text:span text:style-name="rststyle-punctuation">;</text:span>
        <text:p text:style-name="rststyle-textbody">Dizinin bir elemanına erişmek için aşağıdaki gibi bir yol kullanılır.</text:p>
        <ns0:p ns0:style-name="rststyle-codeblock">int *dizi = {12, 22, 31};<ns0:line-break/>int c = dizi[1]; // dizinin 2. elemanı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c</text:span>
        <text:span text:style-name="rststyle-whitespace"> </text:span>
        <text:span text:style-name="rststyle-operator">=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];</text:span>
        <text:span text:style-name="rststyle-whitespace"> </text:span>
        <text:span text:style-name="rststyle-comment">
          <text:span text:style-name="rststyle-single">// dizinin 2. elemanı</text:span>
        </text:span>
        <text:p text:style-name="rststyle-textbody"><text:span text:style-name="rststyle-strong">Not:</text:span> Dizi indisleri 0dan başlar.</text:p>
        <text:p text:style-name="rststyle-textbody">Bir dizinin uzunluğunu dizinin bellekteki boyutunu birim boyutuna bölerek buluruz.
Bunun  için <text:span text:style-name="rststyle-strong">sizeof</text:span> fonksiyonu kullanılır.</text:p>
        <ns0:p ns0:style-name="rststyle-codeblock">int *dizi = {11, 22, 31};<ns0:line-break/>int l = sizeof(dizi) / sizeof(int)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keyword">sizeof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 </text:span>
        <text:span text:style-name="rststyle-operator">/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;</text:span>
      </text:section>
      <text:section text:name="Section8" text:style-name="Sect1">
        <text:h text:outline-level="1" text:style-name="rststyle-heading1">Klavyeden değer alma</text:h>
        <text:p text:style-name="rststyle-textbody">Klavyeden değer almak için <text:span text:style-name="rststyle-strong">scanf</text:span> kullanılır. İlk parameter şablonu diğerleri ise değişkenlerin bellek adresini belirtir.</text:p>
        <ns0:p ns0:style-name="rststyle-codeblock">int sayi;<ns0:line-break/>scanf("%d\n", &amp;sayi);</ns0:p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</text:span>
        <text:span text:style-name="rststyle-name">scan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operator">&amp;</text:span>
        <text:span text:style-name="rststyle-name">sayi</text:span>
        <text:span text:style-name="rststyle-punctuation">);</text:span>
        <text:p text:style-name="rststyle-textbody"><text:span text:style-name="rststyle-strong">Not:</text:span> Bu şekilde değer alma yaptığımızda formata uygun olmayan şekilde değer girilebilir.
Eğer böyle bir durum oluşursa değişken <text:span text:style-name="rststyle-strong">NULL</text:span> olarak atanır. yani değeri bulunmaz.
Buda kodun işleyişinde soruna yol açabilir. Bu yüzden değişkeni kullanmadan ince <text:span text:style-name="rststyle-strong">NULL</text:span> olup olmadığını kontrol etmelisiniz.</text:p>
      </text:section>
      <text:section text:name="Section9" text:style-name="Sect1">
        <text:h text:outline-level="1" text:style-name="rststyle-heading1">Koşullar</text:h>
        <text:p text:style-name="rststyle-textbody">Koşullar için <text:span text:style-name="rststyle-strong">if</text:span> bloğu kullanılır. Block içindeki ifade <text:span text:style-name="rststyle-strong">0</text:span> veya <text:span text:style-name="rststyle-strong">NULL</text:span> olursa koşul sağlanmaz. Bu durumda varse <text:span text:style-name="rststyle-strong">else</text:span> bloğu çalıştırılır.</text:p>
        <ns0:p ns0:style-name="rststyle-codeblock">if (koşul1) {<ns0:line-break/><ns0:s ns0:c="4"/>block 1<ns0:line-break/>} else if (koşul2) {<ns0:line-break/><ns0:s ns0:c="2"/>block 2<ns0:line-break/>} else {<ns0:line-break/><ns0:s ns0:c="2"/>block 3<ns0:line-break/>}</ns0:p>
        <text:span text:style-name="rststyle-keyword">if</text:span>
        <text:span text:style-name="rststyle-whitespace"> </text:span>
        <text:span text:style-name="rststyle-punctuation">(</text:span>
        <text:span text:style-name="rststyle-name">koşul1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whitespace"> </text:span>
        <text:span text:style-name="rststyle-punctuation">(</text:span>
        <text:span text:style-name="rststyle-name">koşul2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punctuation">}</text:span>
        <text:p text:style-name="rststyle-textbody">Örnek olarak girilen sayının çift olup olmadığını yazan uygulama yazalım.</text:p>
        <ns0:p ns0:style-name="rststyle-codeblock">#include &lt;stdio.h&gt;<ns0:line-break/><ns0:line-break/>int main(int argc, char** argv) {<ns0:line-break/><ns0:s ns0:c="4"/>int sayi;<ns0:line-break/><ns0:s ns0:c="4"/>scanf("%d",&amp;sayi);<ns0:line-break/><ns0:s ns0:c="4"/>if (sayi == NULL) {<ns0:line-break/><ns0:s ns0:c="8"/>printf("%s\n", "Geçersiz sayı girdiniz.");<ns0:line-break/><ns0:s ns0:c="4"/>} else if(sayi % 2) {<ns0:line-break/><ns0:s ns0:c="8"/>printf("%d tektir.\n", sayi);<ns0:line-break/><ns0:s ns0:c="4"/>} else {<ns0:line-break/><ns0:s ns0:c="8"/>printf("%d çifttir.\n", sayi);<ns0:line-break/><ns0:s ns0:c="4"/>}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    </text:span>
        <text:span text:style-name="rststyle-name">scanf</text:span>
        <text:span text:style-name="rststyle-punctuation">(</text:span>
        <text:span text:style-name="rststyle-literal">
          <text:span text:style-name="rststyle-string">"%d"</text:span>
        </text:span>
        <text:span text:style-name="rststyle-punctuation">,</text:span>
        <text:span text:style-name="rststyle-operator">&amp;</text:span>
        <text:span text:style-name="rststyle-name">sayi</text:span>
        <text:span text:style-name="rststyle-punctuation">);</text:span>
        <text:span text:style-name="rststyle-whitespace">
    </text:span>
        <text:span text:style-name="rststyle-keyword">if</text:span>
        <text:span text:style-name="rststyle-whitespace"> </text:span>
        <text:span text:style-name="rststyle-punctuation">(</text:span>
        <text:span text:style-name="rststyle-name">sayi</text:span>
        <text:span text:style-name="rststyle-whitespace"> </text:span>
        <text:span text:style-name="rststyle-operator">==</text:span>
        <text:span text:style-name="rststyle-whitespace"> </text:span>
        <text:span text:style-name="rststyle-name">
          <text:span text:style-name="rststyle-builtin">NULL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Geçersiz sayı girdiniz."</text:span>
        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punctuation">(</text:span>
        <text:span text:style-name="rststyle-name">sayi</text:span>
        <text:span text:style-name="rststyle-whitespace"> </text:span>
        <text:span text:style-name="rststyle-operator">%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tek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çift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<text:span text:style-name="rststyle-strong">%</text:span> operatörü 2 ile bölümden kalanı bulmaya yarar.
Sayı tek ise 1 değilse 0 sonucu elde edilir.
Bu sayede tek sayılar için koşul sağlanır çift sayılar için sağlanmaz.</text:p>
        <text:p text:style-name="rststyle-textbody">Tek satırdan oluşan koşullarda <text:span text:style-name="rststyle-strong">{}</text:span> kullanmaya gerek yoktur.</text:p>
        <ns0:p ns0:style-name="rststyle-codeblock">if (i &lt; 32)<ns0:line-break/><ns0:s ns0:c="2"/>printf("%s\n","32den küçüktür");</ns0:p>
        <text:span text:style-name="rststyle-keyword">if</text:span>
        <text:span text:style-name="rststyle-whitespace"> 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punctuation">)</text:span>
        <text:span text:style-name="rststyle-whitespace">
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32den küçüktür"</text:span>
        </text:span>
        <text:span text:style-name="rststyle-punctuation">);</text:span>
        <text:p text:style-name="rststyle-textbody">Koşul ifadeleri aşağıdaki gibi listelenebilir.</text:p>
        <text:p text:style-name="rststyle-table-title">Koşul işleyicileri</text:p>
        <table:table table:name="rststyle-rststyle-table-1" table:style-name="rststyle-rststyle-table-1">
          <text:span text:style-name="rststyle-strong">Koşul işleyicileri</text:span>
          <table:table-column table:style-name="rststyle-rststyle-table-1.A"/>
          <table:table-column table:style-name="rststyle-rststyle-table-1.B"/>
          <table:table-column table:style-name="rststyle-rststyle-table-1.C"/>
          <table:table-header-rows>
            <table:table-row>
              <table:table-cell table:style-name="rststyle-rststyle-table-1.A1" office:value-type="string">
                <text:p text:style-name="Table_20_Heading">ifade</text:p>
              </table:table-cell>
              <table:table-cell table:style-name="rststyle-rststyle-table-1.A1" office:value-type="string">
                <text:p text:style-name="Table_20_Heading">anlamı</text:p>
              </table:table-cell>
              <table:table-cell table:style-name="rststyle-rststyle-table-1.A1" office:value-type="string">
                <text:p text:style-name="Table_20_Heading">örnek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&gt;</text:p>
            </table:table-cell>
            <table:table-cell table:style-name="rststyle-rststyle-table-1.A1" office:value-type="string">
              <text:p text:style-name="rststyle-textbody">büyüktür</text:p>
            </table:table-cell>
            <table:table-cell table:style-name="rststyle-rststyle-table-1.A1" office:value-type="string">
              <text:p text:style-name="rststyle-textbody">121 &gt; 12</text:p>
            </table:table-cell>
          </table:table-row>
          <table:table-row>
            <table:table-cell table:style-name="rststyle-rststyle-table-1.A1" office:value-type="string">
              <text:p text:style-name="rststyle-textbody">&lt;</text:p>
            </table:table-cell>
            <table:table-cell table:style-name="rststyle-rststyle-table-1.A1" office:value-type="string">
              <text:p text:style-name="rststyle-textbody">küçüktür</text:p>
            </table:table-cell>
            <table:table-cell table:style-name="rststyle-rststyle-table-1.A1" office:value-type="string">
              <text:p text:style-name="rststyle-textbody">12 &lt; 121</text:p>
            </table:table-cell>
          </table:table-row>
          <table:table-row>
            <table:table-cell table:style-name="rststyle-rststyle-table-1.A1" office:value-type="string">
              <text:p text:style-name="rststyle-textbody">==</text:p>
            </table:table-cell>
            <table:table-cell table:style-name="rststyle-rststyle-table-1.A1" office:value-type="string">
              <text:p text:style-name="rststyle-textbody">birbirine eşittir</text:p>
            </table:table-cell>
            <table:table-cell table:style-name="rststyle-rststyle-table-1.A1" office:value-type="string">
              <text:p text:style-name="rststyle-textbody">121 == 121</text:p>
            </table:table-cell>
          </table:table-row>
          <table:table-row>
            <table:table-cell table:style-name="rststyle-rststyle-table-1.A1" office:value-type="string">
              <text:p text:style-name="rststyle-textbody">!</text:p>
            </table:table-cell>
            <table:table-cell table:style-name="rststyle-rststyle-table-1.A1" office:value-type="string">
              <text:p text:style-name="rststyle-textbody">karşıtlık bildirir.</text:p>
            </table:table-cell>
            <table:table-cell table:style-name="rststyle-rststyle-table-1.A1" office:value-type="string">
              <text:p text:style-name="rststyle-textbody">!(12 &gt; 121)</text:p>
            </table:table-cell>
          </table:table-row>
          <table:table-row>
            <table:table-cell table:style-name="rststyle-rststyle-table-1.A1" office:value-type="string">
              <text:p text:style-name="rststyle-textbody">&amp;&amp;</text:p>
            </table:table-cell>
            <table:table-cell table:style-name="rststyle-rststyle-table-1.A1" office:value-type="string">
              <text:p text:style-name="rststyle-textbody">logic and</text:p>
            </table:table-cell>
            <table:table-cell table:style-name="rststyle-rststyle-table-1.A1" office:value-type="string">
              <text:p text:style-name="rststyle-textbody">"fg" == "aa" &amp;&amp; 121 &gt; 12</text:p>
            </table:table-cell>
          </table:table-row>
          <table:table-row>
            <table:table-cell table:style-name="rststyle-rststyle-table-1.A1" office:value-type="string">
              <text:p text:style-name="rststyle-textbody">||</text:p>
            </table:table-cell>
            <table:table-cell table:style-name="rststyle-rststyle-table-1.A1" office:value-type="string">
              <text:p text:style-name="rststyle-textbody">logic or</text:p>
            </table:table-cell>
            <table:table-cell table:style-name="rststyle-rststyle-table-1.A1" office:value-type="string">
              <text:p text:style-name="rststyle-textbody">"fg" == "aa" || 121 &gt; 12</text:p>
            </table:table-cell>
          </table:table-row>
          <table:table-row>
            <table:table-cell table:style-name="rststyle-rststyle-table-1.A1" office:value-type="string">
              <text:p text:style-name="rststyle-textbody">!=</text:p>
            </table:table-cell>
            <table:table-cell table:style-name="rststyle-rststyle-table-1.A1" office:value-type="string">
              <text:p text:style-name="rststyle-textbody">eşit değildir</text:p>
            </table:table-cell>
            <table:table-cell table:style-name="rststyle-rststyle-table-1.A1" office:value-type="string">
              <text:p text:style-name="rststyle-textbody">"fg" != "aa"</text:p>
            </table:table-cell>
          </table:table-row>
          <table:table-row>
            <table:table-cell table:style-name="rststyle-rststyle-table-1.A1" office:value-type="string">
              <text:p text:style-name="rststyle-textbody">&gt;=</text:p>
            </table:table-cell>
            <table:table-cell table:style-name="rststyle-rststyle-table-1.A1" office:value-type="string">
              <text:p text:style-name="rststyle-textbody">büyük eşittir</text:p>
            </table:table-cell>
            <table:table-cell table:style-name="rststyle-rststyle-table-1.A1" office:value-type="string">
              <text:p text:style-name="rststyle-textbody">121 &gt;= 121</text:p>
            </table:table-cell>
          </table:table-row>
          <table:table-row>
            <table:table-cell table:style-name="rststyle-rststyle-table-1.A1" office:value-type="string">
              <text:p text:style-name="rststyle-textbody">&lt;=</text:p>
            </table:table-cell>
            <table:table-cell table:style-name="rststyle-rststyle-table-1.A1" office:value-type="string">
              <text:p text:style-name="rststyle-textbody">küçük eşittir</text:p>
            </table:table-cell>
            <table:table-cell table:style-name="rststyle-rststyle-table-1.A1" office:value-type="string">
              <text:p text:style-name="rststyle-textbody">12 &lt;= 12</text:p>
            </table:table-cell>
          </table:table-row>
        </table:table>
      </text:section>
      <text:section text:name="Section10" text:style-name="Sect1">
        <text:h text:outline-level="1" text:style-name="rststyle-heading1">Döngüler</text:h>
        <text:p text:style-name="rststyle-textbody">Döngüler koşullara benzer fakat döngülerde koşula sağlanmayana kadar block içi tekrarlanır.
Döngü oluşturmak için <text:span text:style-name="rststyle-strong">while</text:span> kıllanılır.</text:p>
        <ns0:p ns0:style-name="rststyle-codeblock">int i=10;<ns0:line-break/>while(i&lt;0){<ns0:line-break/><ns0:s ns0:c="4"/>printf("%d\n", i);<ns0:line-break/><ns0:s ns0:c="4"/>i--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keyword">while</text:span>
        <text:span text:style-name="rststyle-punctuation">(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Yukarıdaki örnekte 10dan 0a kadar geri sayan örnek verilmiştir.
En son i değişkeni 0 olduğunda koşul sağlanmadığı için döngü sonlanır.</text:p>
        <text:p text:style-name="rststyle-textbody">Aynı işlemi <text:span text:style-name="rststyle-strong">for</text:span> ifadesi ile de yapabiliriz.</text:p>
        <ns0:p ns0:style-name="rststyle-codeblock">for(int i=10;i&lt;0;i--){<ns0:line-break/><ns0:s ns0:c="4"/>printf("%d\n", i);<ns0:line-break/>}</ns0:p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i</text:span>
        <text:span text:style-name="rststyle-operator">--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Burada for içerisinde 3 bölüm bulunur.
İlkinde değer atanır.
İkincinde koşul yer alır.
Üçüncüsünde değişkene yapılacak işlem belirtilir.</text:p>
      </text:section>
      <text:section text:name="Section11" text:style-name="Sect1">
        <text:h text:outline-level="1" text:style-name="rststyle-heading1">Swıtch - Case</text:h>
        <text:p text:style-name="rststyle-textbody">Bir sayıya karşılık bir işlem yapmak için <text:span text:style-name="rststyle-strong">switch - case</text:span> yapısı kullanılır.</text:p>
        <ns0:p ns0:style-name="rststyle-codeblock"><ns0:s ns0:c="6"/>switch(sayi) {<ns0:line-break/><ns0:s ns0:c="8"/>1:<ns0:line-break/><ns0:s ns0:c="10"/>// sayı 1se burası çalışır.<ns0:line-break/><ns0:s ns0:c="10"/>// break olmadığı için alttan devam eder.<ns0:line-break/><ns0:s ns0:c="8"/>2:<ns0:line-break/><ns0:s ns0:c="10"/>// sayı 1 veya 2 ise burası çalışır.<ns0:line-break/><ns0:s ns0:c="4"/>break;<ns0:line-break/><ns0:s ns0:c="8"/>3:<ns0:line-break/><ns0:s ns0:c="10"/>// sayı 3 ise burası çalışır.<ns0:line-break/><ns0:s ns0:c="8"/>default:<ns0:line-break/><ns0:s ns0:c="10"/>// sayı eşleşmezse burası çalışır.<ns0:line-break/>}</ns0:p>
        <text:span text:style-name="rststyle-whitespace">      </text:span>
        <text:span text:style-name="rststyle-keyword">switch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se burası çalışır.
</text:span>
        </text:span>
        <text:span text:style-name="rststyle-whitespace">          </text:span>
        <text:span text:style-name="rststyle-comment">
          <text:span text:style-name="rststyle-single">// break olmadığı için alttan devam eder.
</text:span>
        </text:span>
        <text:span text:style-name="rststyle-whitespace">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 veya 2 ise burası çalışır.
</text:span>
        </text:span>
        <text:span text:style-name="rststyle-whitespace">    </text:span>
        <text:span text:style-name="rststyle-keyword">break</text:span>
        <text:span text:style-name="rststyle-punctuation">;</text:span>
        <text:span text:style-name="rststyle-whitespace"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3 ise burası çalışır.
</text:span>
        </text:span>
        <text:span text:style-name="rststyle-whitespace">        </text:span>
        <text:span text:style-name="rststyle-keyword">default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eşleşmezse burası çalışır.
</text:span>
        </text:span>
        <text:span text:style-name="rststyle-punctuation">}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1:54:15</meta:creation-date>
    <dc:creator>a</dc:creator>
    <dc:date>2023-09-18T21:54:15</dc:date>
    <dc:language>en-US</dc:language>
    <meta:editing-cycles>1</meta:editing-cycles>
    <meta:editing-duration>PT00M01S</meta:editing-duration>
    <dc:title>C Dersi</dc:title>
  </office:meta>
</office:document-meta>
</file>